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Courier, monospace"/>
    <style:font-face style:name="Open Sans" svg:font-family="'Open Sans', sans-serif"/>
    <style:font-face style:name="apple-system" svg:font-family="apple-system, BlinkMacSystemFont, Arial, sans-serif"/>
    <style:font-face style:name="monospace" svg:font-family="monospace, 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c4512" fo:background-color="#ffffff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e2138" fo:background-color="#ffffff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f45a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8pt" fo:letter-spacing="normal" fo:font-style="normal" fo:font-weight="normal" officeooo:paragraph-rsid="0028c6c5" fo:background-color="#ffffff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officeooo:paragraph-rsid="0022f41c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officeooo:paragraph-rsid="002471d6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000000" officeooo:rsid="002471d6"/>
    </style:style>
    <style:style style:name="T6" style:family="text">
      <style:text-properties fo:color="#000000" officeooo:rsid="0022f41c"/>
    </style:style>
    <style:style style:name="T7" style:family="text">
      <style:text-properties officeooo:rsid="0027dfb5"/>
    </style:style>
    <style:style style:name="T8" style:family="text">
      <style:text-properties officeooo:rsid="0027dfb5"/>
    </style:style>
    <style:style style:name="T9" style:family="text">
      <style:text-properties officeooo:rsid="0028b29c"/>
    </style:style>
    <style:style style:name="T10" style:family="text">
      <style:text-properties officeooo:rsid="0028b29c"/>
    </style:style>
    <style:style style:name="T11" style:family="text">
      <style:text-properties officeooo:rsid="001c4512"/>
    </style:style>
    <style:style style:name="T12" style:family="text">
      <style:text-properties officeooo:rsid="000fe766"/>
    </style:style>
    <style:style style:name="T13" style:family="text">
      <style:text-properties officeooo:rsid="001face6"/>
    </style:style>
    <style:style style:name="T14" style:family="text">
      <style:text-properties officeooo:rsid="002256a8"/>
    </style:style>
    <style:style style:name="T15" style:family="text">
      <style:text-properties officeooo:rsid="0022f41c"/>
    </style:style>
    <style:style style:name="T16" style:family="text">
      <style:text-properties fo:color="#c9211e"/>
    </style:style>
    <style:style style:name="T17" style:family="text">
      <style:text-properties fo:color="#c9211e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c9211e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color="#c9211e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0" style:family="text"/>
    <style:style style:name="T21" style:family="text">
      <style:text-properties officeooo:rsid="0020591a"/>
    </style:style>
    <style:style style:name="T22" style:family="text">
      <style:text-properties officeooo:rsid="002471d6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penocd -f board/stm32f4discovery.cfg -c "program /home/evg/Stm32CubeIDE/STM32F407-DISCOVERY_W5500_INTRON/build/11_Converter_F407_INTRON_DT.bin 0x08000000 reset"</text:p>
      <text:p text:style-name="P1"/>
      <text:p text:style-name="P1">openocd -f board/stm32f4discovery.cfg</text:p>
      <text:p text:style-name="P2"><text:bookmark-start text:name="__DdeLink__548_3123639464"/><text:span text:style-name="T12">a</text:span>rm-none-eabi-gdb-<text:span text:style-name="T13">py </text:span><text:bookmark-end text:name="__DdeLink__548_3123639464"/><text:span text:style-name="T13"><text:s/></text:span><text:span text:style-name="T14">(в другой консоли)</text:span></text:p>
      <text:p text:style-name="P5"><text:span text:style-name="T21">(gdb) target remote localhost:3333</text:span></text:p>
      <text:p text:style-name="P4"><text:span text:style-name="T20">(gdb) </text:span><text:span text:style-name="T8">file /home/evg/Stm32CubeIDE/STM32F407-DISCOVERY_W5500_INTRON/build/11_Converter_F407_INTRON_DT.</text:span><text:span text:style-name="T10">elf</text:span></text:p>
      <text:p text:style-name="P3">(gdb) <text:span text:style-name="T11">load</text:span></text:p>
      <text:p text:style-name="P3">(gdb) i file <text:s/><text:span text:style-name="T1"><text:s/></text:span><text:span text:style-name="T6">(информация о файле)</text:span></text:p>
      <text:p text:style-name="P10"><text:span text:style-name="T17">(gdb) i b </text:span><text:span text:style-name="T2"><text:s/></text:span><text:span text:style-name="T4">(точки останова)</text:span></text:p>
      <text:p text:style-name="P10"><text:span text:style-name="T18">(gdb) i r <text:s/></text:span><text:span text:style-name="T3">(регистры)</text:span></text:p>
      <text:p text:style-name="P3">(gdb) b main <text:s text:c="2"/><text:span text:style-name="T5">создание точки</text:span></text:p>
      <text:p text:style-name="P3">(gdb) b httpServer_run</text:p>
      <text:p text:style-name="P3"/>
      <text:p text:style-name="P8">Способы расстановки breakpoints</text:p>
      <text:p text:style-name="P13">b func_name</text:p>
      <text:p text:style-name="P13">b *func_name+offset</text:p>
      <text:p text:style-name="P13">b *address</text:p>
      <text:p text:style-name="P13">info break</text:p>
      <text:p text:style-name="P13">disable/enable breakpoint_number</text:p>
      <text:p text:style-name="P13">delete breakpoint_number</text:p>
      <text:p text:style-name="P13">ignore breakpoint_number n <text:s/>// <text:s/>остановится на этой точке пройдя ее n раз</text:p>
      <text:p text:style-name="P3"/>
      <text:p text:style-name="P13">Продолжить выполнение до следующего breakpoint-а</text:p>
      <text:p text:style-name="P3">continue | c</text:p>
      <text:p text:style-name="P3"/>
      <text:p text:style-name="P9">делее нажимаем перезагрузку и код встанет на main</text:p>
      <text:p text:style-name="P11"><text:span text:style-name="T19">(gdb) bt <text:s/></text:span><text:span text:style-name="T3">стек вызовов</text:span></text:p>
      <text:p text:style-name="P6"/>
      <text:p text:style-name="P9">Reverse Debug, позволяющая сохранить состояние программы и обратно отладить до него. Для этого, после запуска отладчика укажем gdb, что хотим начать использовать reverse debug и стоит сохранять состояния программы</text:p>
      <text:p text:style-name="P6">record</text:p>
      <text:p text:style-name="P6"/>
      <text:p text:style-name="P9">После этого станут доступны следующие команды</text:p>
      <text:p text:style-name="P6">reverse-step</text:p>
      <text:p text:style-name="P6">reverse-next</text:p>
      <text:p text:style-name="P6"/>
      <text:p text:style-name="P12">break или b - создание точки останова;</text:p>
      <text:p text:style-name="P12">info или i - вывести информацию, доступные значения: break, registers, frame, locals, args;</text:p>
      <text:p text:style-name="P12">run или r - запустить программу; // <text:span text:style-name="T11">не поддерживается</text:span></text:p>
      <text:p text:style-name="P12">continue или c - продолжить выполнение программы после точки останова;</text:p>
      <text:p text:style-name="P12">step или s - выполнить следующую строчку программы с заходом в функцию;</text:p>
      <text:p text:style-name="P12">next или n - выполнить следующую строчку без захода в функцию;</text:p>
      <text:p text:style-name="P12">print или p - вывести значение переменной;</text:p>
      <text:p text:style-name="P12">backtrace или bt - вывести стек вызовов;</text:p>
      <text:p text:style-name="P12">x - просмотр содержимого памяти по адресу;</text:p>
      <text:p text:style-name="P12">ptype - просмотр типа переменной;</text:p>
      <text:p text:style-name="P12">h или help - просмотр справки по команде;</text:p>
      <text:p text:style-name="P12">q или quit - выход из программ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Courier, monospace"/>
    <style:font-face style:name="Open Sans" svg:font-family="'Open Sans', sans-serif"/>
    <style:font-face style:name="apple-system" svg:font-family="apple-system, BlinkMacSystemFont, Arial, sans-serif"/>
    <style:font-face style:name="monospace" svg:font-family="monospace, 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244in" fo:margin-right="0.231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6T18:01:53.621230197</dc:date>
    <meta:editing-duration>PT1H58M4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235" meta:character-count="1764" meta:non-whitespace-character-count="1559"/>
  </office:meta>
</office:document-meta>
</file>